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templat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end" style:justify-single-word="false"/>
      <style:text-properties style:font-name="Arial" fo:font-size="7pt" fo:language="fr" fo:country="FR" officeooo:paragraph-rsid="0007808a"/>
    </style:style>
    <style:style style:name="P2" style:family="paragraph" style:parent-style-name="Text_20_body">
      <loext:graphic-properties draw:fill="solid" draw:fill-color="#215868" draw:opacity="100%"/>
      <style:paragraph-properties fo:background-color="#215868"/>
      <style:text-properties fo:color="#daeef3" fo:font-size="16pt" officeooo:rsid="00380618" officeooo:paragraph-rsid="0009c799" fo:background-color="#215868" style:font-size-asian="16pt" style:font-size-complex="16pt"/>
    </style:style>
    <style:style style:name="P3" style:family="paragraph" style:parent-style-name="Text_20_body">
      <loext:graphic-properties draw:fill="solid" draw:fill-color="#215868" draw:opacity="100%"/>
      <style:paragraph-properties fo:background-color="#215868"/>
      <style:text-properties fo:color="#daeef3" fo:font-size="22pt" fo:font-weight="bold" officeooo:rsid="00380618" officeooo:paragraph-rsid="00380618" fo:background-color="#215868" style:font-size-asian="22pt" style:font-weight-asian="bold" style:font-size-complex="22pt" style:font-weight-complex="bold"/>
    </style:style>
    <style:style style:name="P4" style:family="paragraph" style:parent-style-name="Text_20_body">
      <style:paragraph-properties fo:margin-top="0.423cm" fo:margin-bottom="0.247cm" loext:contextual-spacing="false"/>
      <style:text-properties fo:language="en" fo:country="US" fo:font-weight="bold" style:font-weight-asian="bold" style:font-weight-complex="bold"/>
    </style:style>
    <style:style style:name="P5" style:family="paragraph" style:parent-style-name="Text_20_body">
      <style:paragraph-properties fo:margin-top="0.423cm" fo:margin-bottom="0.247cm" loext:contextual-spacing="false"/>
      <style:text-properties fo:language="en" fo:country="US" fo:font-weight="bold" officeooo:paragraph-rsid="000cf35e" style:font-weight-asian="bold" style:font-weight-complex="bold"/>
    </style:style>
    <style:style style:name="P6" style:family="paragraph" style:parent-style-name="Text_20_body">
      <style:paragraph-properties fo:margin-top="0.423cm" fo:margin-bottom="0.247cm" loext:contextual-spacing="false"/>
      <style:text-properties fo:language="en" fo:country="US" fo:font-weight="normal" officeooo:rsid="00380618" officeooo:paragraph-rsid="00380618" style:font-weight-asian="normal" style:font-weight-complex="normal"/>
    </style:style>
    <style:style style:name="P7" style:family="paragraph" style:parent-style-name="Standard">
      <loext:graphic-properties draw:fill="solid" draw:fill-color="#215868" draw:opacity="100%"/>
      <style:paragraph-properties fo:background-color="#215868"/>
      <style:text-properties fo:color="#daeef3" style:font-name="Arial" fo:font-size="12pt" fo:language="en" fo:country="US" officeooo:rsid="00380618" officeooo:paragraph-rsid="00380618" fo:background-color="#215868" style:font-size-asian="12pt" style:font-size-complex="12pt"/>
    </style:style>
    <style:style style:name="P8" style:family="paragraph" style:parent-style-name="Standard">
      <loext:graphic-properties draw:fill="solid" draw:fill-color="#215868" draw:opacity="100%"/>
      <style:paragraph-properties fo:background-color="#215868"/>
      <style:text-properties fo:color="#daeef3" style:font-name="Arial" fo:font-size="8pt" fo:language="en" fo:country="US" officeooo:paragraph-rsid="00380618" fo:background-color="#215868"/>
    </style:style>
    <style:style style:name="P9" style:family="paragraph" style:parent-style-name="Text_20_body">
      <style:paragraph-properties fo:margin-top="0.423cm" fo:margin-bottom="0.247cm" loext:contextual-spacing="false"/>
      <style:text-properties fo:language="en" fo:country="US" officeooo:rsid="00380618" officeooo:paragraph-rsid="00380618"/>
    </style:style>
    <style:style style:name="P10" style:family="paragraph" style:parent-style-name="Standard">
      <style:text-properties fo:font-weight="normal" officeooo:rsid="00380618" officeooo:paragraph-rsid="00380618" style:font-weight-asian="normal" style:font-weight-complex="normal"/>
    </style:style>
    <style:style style:name="P11" style:family="paragraph">
      <style:paragraph-properties fo:text-align="start"/>
      <style:text-properties style:text-line-through-style="none" style:text-line-through-type="none" style:font-name="Liberation Sans" fo:font-size="7pt" fo:font-style="normal" style:text-underline-style="none" fo:font-weight="normal"/>
    </style:style>
    <style:style style:name="T1" style:family="text">
      <style:text-properties officeooo:rsid="003bb09e"/>
    </style:style>
    <style:style style:name="gr1" style:family="graphic">
      <style:graphic-properties fo:border="none" style:wrap="run-through" style:number-wrapped-paragraphs="no-limit" style:vertical-pos="from-top" style:vertical-rel="page" style:horizontal-pos="from-left" style:horizontal-rel="paragraph" draw:wrap-influence-on-position="once-concurrent" style:flow-with-text="false"/>
    </style:style>
  </office:automatic-styles>
  <office:body>
    <office:text>
      <office:forms form:automatic-focus="false" form:apply-design-mode="false">
        <form:form form:name="PlanMatrix"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wl"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Plugin"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ontrol text:anchor-type="page" text:anchor-page-number="1" draw:z-index="0" draw:name="Forma3" draw:style-name="gr1" draw:text-style-name="P11" svg:width="0.867cm" svg:height="0.482cm" svg:x="3.316cm" svg:y="27.46cm" draw:control="control1"/>
      <draw:control text:anchor-type="page" text:anchor-page-number="1" draw:z-index="1" draw:name="Forma5" draw:style-name="gr1" draw:text-style-name="P11" svg:width="1.733cm" svg:height="0.505cm" svg:x="5.341cm" svg:y="27.434cm" draw:control="control2"/>
      <text:p text:style-name="P2">01 - IT Governance<text:span text:style-name="T1"/></text:p>
      <text:p text:style-name="P7">01 - Business Needs Identification, Direction and Monitoring<text:span text:style-name="T1"/></text:p>
      <text:p text:style-name="P8"/>
      <text:p text:style-name="P3">01 - Defining IT requirements<text:span text:style-name="T1"/></text:p>
      <text:p text:style-name="P5">Objectives:</text:p>
      <text:p text:style-name="P9">aaAssess whether the organization leadership effectively direct, evaluate and monitor IT use in the organization in order to fulfill the organization’s mission.</text:p>
      <text:p text:style-name="P4">Criteria:</text:p>
      <text:p text:style-name="P6">How does the organization identify and approve business and IT requirements?The organization has a plan on how they identify emerging business or IT needs and the Steering Committee approving requirements has sufficient information to make their decisions.The organization has a plan on how they identify emerging business or IT needs and the Steering Committee approving requirements has sufficient information to make their decisions.</text:p>
      <text:p text:style-name="P4">Information required:</text:p>
      <text:p text:style-name="P6">Requirements management processSteering committee minutesSteering committee charter and operating principles including approval and reject thresholds.List of approved and rejected requirement.Steering committee minutesSteering committee charter and operating principles including approval and reject thresholds.List of approved and rejected requirement.</text:p>
      <text:p text:style-name="P4">Analytics:</text:p>
      <text:p text:style-name="P6">Review of documents to ensure that new business requirements are identified and analyzed according to the organization’s requirements management process.Review of approved or rejected requirements to ensure that these are in accordance with accepted operating principles.Interview management or others responsible for approving projects to ensure that they take into account the IT organizations capabilities, skills, resources, and training, and the ability of the users to utilize the new tools and methods or procedures.Review of approved or rejected requirements to ensure that these are in accordance with accepted operating principles.Interview management or others responsible for approving projects to ensure that they take into account the IT organizations capabilities, skills, resources, and training, and the ability of the users to utilize the new tools and methods or procedures.</text:p>
      <text:p text:style-name="P4">Previously found:</text:p>
      <text:p text:style-name="P6">To be developed</text:p>
      <text:p text:style-name="P4">Auditor’s conclusion:</text:p>
      <text:p text:style-name="P10">To be develop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style:font-name="Arial" fo:font-size="7pt" fo:language="fr" fo:country="FR" officeooo:paragraph-rsid="0007808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7T21:04:51.388000000</meta:creation-date>
    <meta:editing-duration>PT14M17S</meta:editing-duration>
    <meta:editing-cycles>6</meta:editing-cycles>
    <meta:generator>LibreOffice/6.1.3.2$Windows_X86_64 LibreOffice_project/86daf60bf00efa86ad547e59e09d6bb77c699acb</meta:generator>
    <dc:date>2019-01-07T21:47:24.270000000</dc:date>
    <meta:document-statistic meta:table-count="0" meta:image-count="0" meta:object-count="0" meta:page-count="1" meta:paragraph-count="16" meta:word-count="19" meta:character-count="192" meta:non-whitespace-character-count="189"/>
  </office:meta>
</office:document-meta>
</file>